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 office:value-type="string">
            <text:p>Sprint 1</text:p>
          </table:table-cell>
          <table:table-cell table:style-name="ce6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7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8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8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8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8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8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8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8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8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8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8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8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8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8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8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0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Sprint 2</text:p>
          </table:table-cell>
          <table:table-cell table:style-name="ce6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4" office:value-type="string">
            <text:p>Scenario: Byta bild på skrivbordet</text:p>
          </table:table-cell>
          <table:table-cell table:style-name="ce7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är användaren klickar på en tumnagelbild (ligger redan i a-taggar)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å ändras bakgrunds bilden till vald bild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Och om bilden är mindre än skrivbordsytan så repeteras bilden för att fylla ut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Stänga fönster</text:p>
          </table:table-cell>
          <table:table-cell table:style-name="ce8"/>
          <table:table-cell table:number-columns-repeated="1022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När användaren klickar på fönstrets ”stängknapp”</text:p>
          </table:table-cell>
          <table:table-cell table:style-name="ce8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Så stängs fönstret</text:p>
          </table:table-cell>
          <table:table-cell table:style-name="ce8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antera fler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Öppna flera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8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är användaren klickar på ikonen för att öppna fönster</text:p>
          </table:table-cell>
          <table:table-cell table:style-name="ce8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å öppnas ett likadant fönster</text:p>
          </table:table-cell>
          <table:table-cell table:style-name="ce8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Och båda syns (ligger inte på samma position)</text:p>
          </table:table-cell>
          <table:table-cell table:style-name="ce8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Stäng flera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8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är användaren klickar på ett fönsters stängknapp</text:p>
          </table:table-cell>
          <table:table-cell table:style-name="ce8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å ska det fönstret stängas</text:p>
          </table:table-cell>
          <table:table-cell table:style-name="ce8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Scenario: Byta bild på skrivbordet från två olika fönster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8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är användaren klickar på en tumnagelbild i det ena fönstret</text:p>
          </table:table-cell>
          <table:table-cell table:style-name="ce8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8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är användaren klickar på en tumnagelbild i det andra fönstret</text:p>
          </table:table-cell>
          <table:table-cell table:style-name="ce8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8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/>
          <table:table-cell table:number-columns-repeated="1022"/>
        </table:table-row>
        <table:table-row table:style-name="ro3">
          <table:table-cell table:style-name="ce5" office:value-type="string">
            <text:p>Omarbetning av kod</text:p>
          </table:table-cell>
          <table:table-cell table:style-name="ce8" office:value-type="float" office:value="4">
            <text:p>4</text:p>
          </table:table-cell>
          <table:table-cell table:formula="of:=+[.B54]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est efter alla ändringar</text:p>
          </table:table-cell>
          <table:table-cell table:style-name="ce8" office:value-type="float" office:value="2">
            <text:p>2</text:p>
          </table:table-cell>
          <table:table-cell table:formula="of:=+[.B55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7" table:formula="of:=SUM([.B25:.B55])" office:value-type="float" office:value="28">
            <text:p>28</text:p>
          </table:table-cell>
          <table:table-cell table:style-name="ce7" table:formula="of:=SUM([.C25:.C55])" office:value-type="float" office:value="24">
            <text:p>24</text:p>
          </table:table-cell>
          <table:table-cell table:style-name="ce7" table:formula="of:=SUM([.D25:.D55])" office:value-type="float" office:value="0">
            <text:p>0</text:p>
          </table:table-cell>
          <table:table-cell table:style-name="ce7" table:formula="of:=SUM([.E25:.E55])" office:value-type="float" office:value="0">
            <text:p>0</text:p>
          </table:table-cell>
          <table:table-cell table:style-name="ce7" table:formula="of:=SUM([.F25:.F55])" office:value-type="float" office:value="0">
            <text:p>0</text:p>
          </table:table-cell>
          <table:table-cell table:style-name="ce7" table:formula="of:=SUM([.G25:.G55])" office:value-type="float" office:value="0">
            <text:p>0</text:p>
          </table:table-cell>
          <table:table-cell table:style-name="ce7" table:formula="of:=SUM([.H25:.H55])" office:value-type="float" office:value="0">
            <text:p>0</text:p>
          </table:table-cell>
          <table:table-cell table:style-name="ce7" table:formula="of:=SUM([.I25:.I55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56]/7*6" office:value-type="float" office:value="24">
            <text:p>24</text:p>
          </table:table-cell>
          <table:table-cell table:formula="of:=+[.$B56]/7*5" office:value-type="float" office:value="20">
            <text:p>20</text:p>
          </table:table-cell>
          <table:table-cell table:formula="of:=+[.$B56]/7*4" office:value-type="float" office:value="16">
            <text:p>16</text:p>
          </table:table-cell>
          <table:table-cell table:formula="of:=+[.$B56]/7*3" office:value-type="float" office:value="12">
            <text:p>12</text:p>
          </table:table-cell>
          <table:table-cell table:formula="of:=+[.$B56]/7*2" office:value-type="float" office:value="8">
            <text:p>8</text:p>
          </table:table-cell>
          <table:table-cell table:formula="of:=+[.$B56]/7*1" office:value-type="float" office:value="4">
            <text:p>4</text:p>
          </table:table-cell>
          <table:table-cell table:formula="of:=+[.$B56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2014-01-07</text:date>, <text:time>20:4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7T20:46:04.34</dc:date>
    <dc:creator>Lotta Onsö</dc:creator>
    <meta:editing-duration>P4DT5H46M21S</meta:editing-duration>
    <meta:editing-cycles>16</meta:editing-cycles>
    <meta:generator>OpenOffice/4.0.0$Win32 OpenOffice.org_project/400m3$Build-9702</meta:generator>
    <meta:document-statistic meta:table-count="3" meta:cell-count="235" meta:object-count="0"/>
  </office:meta>
</office:document-meta>
</file>